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ccff" draw:textarea-horizontal-align="justify" draw:textarea-vertical-align="middle" draw:auto-grow-height="false" fo:min-height="1.25cm" fo:min-width="5.8cm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1.25cm" fo:min-width="11.691cm"/>
    </style:style>
    <style:style style:name="P1" style:family="paragraph">
      <style:paragraph-properties fo:text-align="center"/>
      <style:text-properties style:font-name="Liberation Serif"/>
    </style:style>
    <style:style style:name="P2" style:family="paragraph">
      <loext:graphic-properties draw:fill-color="#66ccff"/>
      <style:paragraph-properties fo:text-align="center"/>
      <style:text-properties style:font-name="Liberation Serif"/>
    </style:style>
    <style:style style:name="P3" style:family="paragraph">
      <loext:graphic-properties draw:fill-color="#ffcc00"/>
      <style:paragraph-properties fo:text-align="center"/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cm" svg:height="1.5cm" svg:x="6cm" svg:y="5.1cm">
          <text:p text:style-name="P1">Επικεφαλίδα</text:p>
          <text:p text:style-name="P1">(Header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2.191cm" svg:height="1.5cm" svg:x="12.309cm" svg:y="5.1cm">
          <text:p text:style-name="P1">Δεδομένα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0T18:57:40.327000000</meta:creation-date>
    <dc:date>2017-01-30T19:16:11.356000000</dc:date>
    <meta:editing-duration>PT5M56S</meta:editing-duration>
    <meta:editing-cycles>4</meta:editing-cycles>
    <meta:generator>LibreOffice/5.2.3.3$Windows_x86 LibreOffice_project/d54a8868f08a7b39642414cf2c8ef2f228f780cf</meta:generator>
    <meta:document-statistic meta:object-count="2"/>
  </office:meta>
</office:document-meta>
</file>